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0b36"/>
    </style:style>
    <style:style style:name="P2" style:family="paragraph" style:parent-style-name="Standard">
      <style:text-properties officeooo:rsid="001b0b36" officeooo:paragraph-rsid="001b0b36"/>
    </style:style>
    <style:style style:name="P3" style:family="paragraph" style:parent-style-name="Standard">
      <style:text-properties officeooo:rsid="001c7a7f" officeooo:paragraph-rsid="001c7a7f"/>
    </style:style>
    <style:style style:name="P4" style:family="paragraph" style:parent-style-name="Standard">
      <style:text-properties officeooo:rsid="001df862" officeooo:paragraph-rsid="001df862"/>
    </style:style>
    <style:style style:name="P5" style:family="paragraph" style:parent-style-name="Standard">
      <style:text-properties officeooo:rsid="001f3a29" officeooo:paragraph-rsid="001f3a29"/>
    </style:style>
    <style:style style:name="P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df862" officeooo:paragraph-rsid="001df86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ash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lo logico (mapping, chiavi esterne)</text:p>
      <text:p text:style-name="P1"/>
      <text:p text:style-name="P2">Studenti( <text:span text:style-name="T1">id_studente</text:span>, att1, att2 ... attN) <text:s text:c="5"/>grado: N+1</text:p>
      <text:p text:style-name="P2">La chiave primaria va sottolineata.</text:p>
      <text:p text:style-name="P3">La chiave secondaria va tratteggiata.</text:p>
      <text:p text:style-name="P2">Negli attributi che hanno dei vincoli di integrità va messo un triangolino nero.</text:p>
      <text:p text:style-name="P2"/>
      <text:p text:style-name="P3">Esempio associazione 1 a 1: </text:p>
      <text:p text:style-name="P3">LABORATORIO <text:s text:c="2"/>- <text:s text:c="2"/>DIRETTORE </text:p>
      <text:p text:style-name="P3">laboratorio( <text:span text:style-name="T1">id_lab</text:span>, <text:span text:style-name="T2">id_dir</text:span>, att2, att3, ..., attN)</text:p>
      <text:p text:style-name="P3"/>
      <text:p text:style-name="P3">Esempio associazione 1 a N</text:p>
      <text:p text:style-name="P3"/>
      <text:p text:style-name="P3">STUDENTE – PC </text:p>
      <text:p text:style-name="P3">studenti(<text:span text:style-name="T1">id_studente</text:span>, att1,att2,..attN)</text:p>
      <text:p text:style-name="P3">pcs(<text:span text:style-name="T1">id_pc,</text:span> att1, att2, <text:span text:style-name="T2">id_studente</text:span>) </text:p>
      <text:p text:style-name="P4">accanto alla chiave secondaria va messo un triangolino bianco che indica il vincolo di integrità referenziale.</text:p>
      <text:p text:style-name="P6"/>
      <text:p text:style-name="P4"/>
      <text:p text:style-name="P5">Ristorante(<text:span text:style-name="T1"> id_ris</text:span>, nome, chef, <text:span text:style-name="T2">id_zona</text:span>)</text:p>
      <text:p text:style-name="P5">zona(<text:span text:style-name="T1">id_z</text:span>, descrizione)</text:p>
      <text:p text:style-name="P5">ristoranteEtipoCucina(<text:span text:style-name="T2">id_ris</text:span>, <text:span text:style-name="T2">id_tc, </text:span><text:span text:style-name="T3">anno)</text:span></text:p>
      <text:p text:style-name="P5">tipoCucina(<text:span text:style-name="T1">id_tc,</text:span><text:span text:style-name="T3"> descrizione</text:span>)</text:p>
      <text:p text:style-name="P5">cartaCredito(<text:span text:style-name="T1">id_carta,</text:span><text:span text:style-name="T3"> descrizione</text:span>)</text:p>
      <text:p text:style-name="P5">ristoranteEcartaCredito<text:span text:style-name="T2">(id_ris,id_carta</text:span>, quando)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20S</meta:editing-duration>
    <meta:editing-cycles>3</meta:editing-cycles>
    <meta:generator>LibreOffice/5.2.1.2$Windows_x86 LibreOffice_project/31dd62db80d4e60af04904455ec9c9219178d620</meta:generator>
    <dc:date>2017-09-29T11:29:28.708000000</dc:date>
    <meta:document-statistic meta:table-count="0" meta:image-count="0" meta:object-count="0" meta:page-count="1" meta:paragraph-count="19" meta:word-count="96" meta:character-count="801" meta:non-whitespace-character-count="710"/>
    <meta:user-defined meta:name="Info 1"/>
    <meta:user-defined meta:name="Info 2"/>
    <meta:user-defined meta:name="Info 3"/>
    <meta:user-defined meta:name="Info 4"/>
  </office:meta>
</office:document-meta>
</file>